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C4000004ECEF15B213218842EC.png" manifest:media-type="image/png"/>
  <manifest:file-entry manifest:full-path="Pictures/100000000000025800000253FE3F2BB8B76AE5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8.998cm" svg:height="10.667cm" svg:x="0.053cm" svg:y="0.038cm">
          <draw:image xlink:href="Pictures/10000000000008C4000004ECEF15B213218842EC.png" xlink:type="simple" xlink:show="embed" xlink:actuate="onLoad" draw:mime-type="image/png">
            <text:p/>
          </draw:image>
        </draw:frame>
        <draw:frame draw:style-name="gr1" draw:text-style-name="P1" draw:layer="layout" svg:width="5.079cm" svg:height="5.036cm" svg:x="13.736cm" svg:y="4.924cm">
          <draw:image xlink:href="Pictures/100000000000025800000253FE3F2BB8B76AE5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9cm" fo:margin-bottom="0cm" fo:text-indent="0cm"/>
      <style:text-properties fo:font-size="18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2cm" fo:margin-bottom="0cm" fo:text-indent="0cm"/>
      <style:text-properties fo:font-size="1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4cm" fo:margin-bottom="0cm" fo:text-indent="0cm"/>
      <style:text-properties fo:font-size="13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8.999cm" fo:page-height="10.6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18cm" svg:x="1cm" svg:y="3.311cm"/>
      <draw:page-thumbnail draw:layer="backgroundobjects" svg:width="9.294cm" svg:height="5.218cm" svg:x="1cm" svg:y="11.359cm"/>
      <draw:page-thumbnail draw:layer="backgroundobjects" svg:width="9.294cm" svg:height="5.218cm" svg:x="1cm" svg:y="19.407cm"/>
      <draw:page-thumbnail draw:layer="backgroundobjects" svg:width="9.294cm" svg:height="5.218cm" svg:x="11.295cm" svg:y="3.311cm"/>
      <draw:page-thumbnail draw:layer="backgroundobjects" svg:width="9.294cm" svg:height="5.218cm" svg:x="11.295cm" svg:y="11.359cm"/>
      <draw:page-thumbnail draw:layer="backgroundobjects" svg:width="9.294cm" svg:height="5.218cm" svg:x="11.295cm" svg:y="19.407cm"/>
    </style:handout-master>
    <style:master-page style:name="Default" style:page-layout-name="PM1" draw:style-name="Mdp1">
      <draw:frame presentation:style-name="Default-title" draw:layer="backgroundobjects" svg:width="17.098cm" svg:height="1.781cm" svg:x="0.949cm" svg:y="0.425cm" presentation:class="title" presentation:placeholder="true">
        <draw:text-box/>
      </draw:frame>
      <draw:frame presentation:style-name="Default-outline1" draw:layer="backgroundobjects" svg:width="17.098cm" svg:height="6.187cm" svg:x="0.949cm" svg:y="2.495cm" presentation:class="outline" presentation:placeholder="true">
        <draw:text-box/>
      </draw:frame>
      <draw:frame presentation:style-name="Mpr1" draw:text-style-name="MP2" draw:layer="backgroundobjects" svg:width="4.426cm" svg:height="0.735cm" svg:x="0.949cm" svg:y="9.71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0.735cm" svg:x="6.497cm" svg:y="9.71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0.735cm" svg:x="13.622cm" svg:y="9.71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3T17:33:03.444000000</meta:creation-date>
    <dc:date>2021-12-13T18:17:09.033000000</dc:date>
    <meta:editing-duration>PT13M33S</meta:editing-duration>
    <meta:editing-cycles>3</meta:editing-cycles>
    <meta:generator>LibreOffice/7.0.6.2$Windows_x86 LibreOffice_project/144abb84a525d8e30c9dbbefa69cbbf2d8d4ae3b</meta:generator>
    <meta:document-statistic meta:object-count="25"/>
  </office:meta>
</office:document-meta>
</file>